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ellinek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23" is written in pencil and circled in the top right corner of the page.]</text:p>
      <text:p text:style-name="P7">On the 7th day of Pesach/</text:p>
      <text:p text:style-name="P7">[Hebrew]/</text:p>
      <text:p text:style-name="P7">Formulated largely from a Hebrew rendition/</text:p>
      <text:p text:style-name="P7">of a German sermon by Jellinek/</text:p>
      <text:p text:style-name="P7">[Hebrew]/</text:p>
      <text:p text:style-name="P7"/>
      <text:p text:style-name="P6">[Page 1]</text:p>
      <text:p text:style-name="P6">[Hebrew] "<text:span text:style-name="T2">The Lord</text:span><text:span text:style-name="T3"> will fight for you". <text:s/>The/ scriptural portion designated for this festive day, and/ in which the words that I quoted occur, unfold a </text:span><text:span text:style-name="T4">vision</text:span><text:span text:style-name="T5"> scene/ unique in its character. <text:s/>Africa and Asia--the most/ conspicuous parts of the world in the days of antiquity--/are drawing against each other a sharp line of demarcation. </text:span><text:span text:style-name="T4">against each</text:span><text:span text:style-name="T5">/ </text:span><text:span text:style-name="T4">other</text:span><text:span text:style-name="T5"> <text:s/>South of the map, known to the an-/-cients, lies the famous </text:span><text:span text:style-name="T4">land</text:span><text:span text:style-name="T5"> country of the pyramids, proud/ of her Nile, [Hebrew] of her </text:span><text:span text:style-name="T4">soothsayers</text:span><text:span text:style-name="T5"> learned priests [Hebrew] of art and the </text:span><text:span text:style-name="T4">skill of the</text:span><text:span text:style-name="T5"> to enduringly/ embalm</text:span><text:span text:style-name="T4">ers of</text:span><text:span text:style-name="T5"> her deified dead. <text:s/>Her countless gods,/ like her mausoleums, tell a tale of human brutalization./ <text:s/>North-East lies the desert of Arabia with its moutnain/ pointing heavenward--that Sinai, </text:span><text:span text:style-name="T4">hallowed to spiritual</text:span><text:span text:style-name="T5">/ </text:span><text:span text:style-name="T4">liberty,</text:span><text:span text:style-name="T5"> from whose peak a flood of light streamed forth to irra-/-diate the mind of </text:span><text:span text:style-name="T4">a missionary</text:span><text:span text:style-name="T5"> a </text:span><text:span text:style-name="T4">newly</text:span><text:span text:style-name="T5"> spiritually created nation. <text:s/>On</text:span><text:span text:style-name="T4">e</text:span><text:span text:style-name="T5"> one/ side are cities for men's dwelling--Succoth, Elthom, Pi-/-hahiroth; on the other, a sea is surging up, and on/ its horizon a wreath of smoke points the way onward;/ a </text:span><text:span text:style-name="T4">streak</text:span><text:span text:style-name="T5"> column of </text:span><text:span text:style-name="T4">red</text:span><text:span text:style-name="T5"> fire illumines the path. <text:s/>The panora-/-ma changes and </text:span><text:span text:style-name="T4">an army and</text:span><text:span text:style-name="T5"> a cavalry </text:span><text:span text:style-name="T4">are</text:span><text:span text:style-name="T5"> is seen,/ </text:span><text:span text:style-name="T4">and</text:span><text:span text:style-name="T5"> further on a throng</text:span><text:span text:style-name="T4">s</text:span><text:span text:style-name="T5"> of </text:span><text:span text:style-name="T4">an</text:span><text:span text:style-name="T5"> </text:span><text:soft-page-break/><text:span text:style-name="T5">affrighted peoples./</text:span></text:p>
      <text:p text:style-name="P6"><text:span text:style-name="T5"/></text:p>
      <text:p text:style-name="P6"><text:span text:style-name="T5">[Page 2]</text:span></text:p>
      <text:p text:style-name="P6"><text:span text:style-name="T5">and in their midst a man venerably majestic </text:span><text:span text:style-name="T4">man</text:span><text:span text:style-name="T5"> who towers high,/ &amp; waves a staff before which nature bows obediently./ <text:s/>Hushed is, of a sudden, the trampling of soldiers ready/ for the fray; the prancing of the horses is heard/ no more. <text:s/>Angry billows have dragged into the abyss/ the rider and his steed, and from afar the joyouful[sic!]/ strains of a liberty song reverberate [Hebrew] <text:s/>Could/ the inventive genius of poetry have </text:span><text:span text:style-name="T4">created from [?] pictured</text:span><text:span text:style-name="T5"> depicted a scene/ more </text:span><text:span text:style-name="T4">striking</text:span><text:span text:style-name="T5"> vividly than the one which that historical episode presents?/ <text:s/></text:span><text:span text:style-name="T4">In</text:span><text:span text:style-name="T5"> Behold in it, my brethren, </text:span><text:span text:style-name="T4">you are made typically to</text:span><text:span text:style-name="T5">/ </text:span><text:span text:style-name="T4">behold</text:span><text:span text:style-name="T5"> past and future struggling for supremacy./ <text:s/></text:span><text:span text:style-name="T4">The</text:span><text:span text:style-name="T5"> Africa &amp; Asia--Africa her past is despotism; the irresponsible exercise/ of power over the powerless; <text:s/>Asia: her </text:span><text:span text:style-name="T4">the</text:span><text:span text:style-name="T5"> future </text:span><text:span text:style-name="T4">is</text:span><text:span text:style-name="T5"> is law,/ the recognition of a Lord of compassion, who com-/-mands visible and invisible ministers of His will/ to stand by the oppressed. <text:s/>This struggle/ which our section of the Pentateuch symbolizes, </text:span><text:span text:style-name="T4">con-</text:span><text:span text:style-name="T5"> is old, but it/ has not died, it con-/-tinues yet, because the highest aspirations of </text:span><text:span text:style-name="T4">our</text:span><text:span text:style-name="T5"> human-/-ity remain yet unfulfilled. <text:s/>To our fathers, Moses/ said this day: "</text:span><text:span text:style-name="T6">The Lord</text:span><text:span text:style-name="T5"> will fight for you, and/ you shall be silent" and </text:span><text:span text:style-name="T4">God performed has</text:span><text:span text:style-name="T5"> the pro-/mise made by inspiration has ever had its </text:span><text:span text:style-name="T4">[?] has been performed</text:span><text:span text:style-name="T5"> performance. <text:s/></text:span><text:span text:style-name="T4">He</text:span><text:span text:style-name="T5"> God accomplished it/</text:span></text:p>
      <text:p text:style-name="P6"><text:span text:style-name="T5"/></text:p>
      <text:p text:style-name="P6"><text:span text:style-name="T5">[Page 3]</text:span></text:p>
      <text:p text:style-name="P6"><text:span text:style-name="T5">in times of </text:span><text:span text:style-name="T4">old</text:span><text:span text:style-name="T5"> yore and in the middle ages; </text:span><text:span text:style-name="T4">and</text:span><text:span text:style-name="T5"> yea, He/ fights for us </text:span><text:span text:style-name="T4">on even now. <text:s/>A</text:span><text:span text:style-name="T5"> still. <text:s/>The war </text:span><text:span text:style-name="T4">was and is</text:span><text:span text:style-name="T5"> waged,/ is not for the conquest of territory, but for that of/ ideas which in all reality </text:span><text:span text:style-name="T4">govern</text:span><text:span text:style-name="T5"> guide a nations life like that of the indivi-/-dual. <text:s/></text:span><text:span text:style-name="T4">It is</text:span><text:span text:style-name="T5"> The </text:span><text:span text:style-name="T4">war peaceful</text:span><text:span text:style-name="T5"> war is </text:span><text:span text:style-name="T4">unobstensibly noiselessly</text:span><text:span text:style-name="T5"> noiselessly carried on through the </text:span><text:span text:style-name="T6">faithful</text:span><text:span text:style-name="T5">, whom the arch-/-prophet bade to proceed </text:span><text:span text:style-name="T4">undauntedly</text:span><text:span text:style-name="T5">. <text:s/>They waver not in their lawyalty[sic!] </text:span><text:span text:style-name="T4">to religious precepts</text:span><text:span text:style-name="T5"> to the standard. <text:s/>The Lord marshals then [Hebrew] under the lead of the Sovereign Lord. <text:s/></text:span><text:span text:style-name="T4">In like manner</text:span><text:span text:style-name="T5"> Even/ as the rising spring battles against winds and rain to rid/ the earth of </text:span><text:span text:style-name="T4">storms</text:span><text:span text:style-name="T5"> noxious vapors, and prepare the sky for the balmy/ breeze and the ground for the smiling </text:span><text:span text:style-name="T4">looks</text:span><text:span text:style-name="T5"> verdure which it gives,/ to Israel--the spring, as it were, of religious nation-/-alities the first produce of God's planting, as Jeremiah/ calls it, [Hebrew] helped by the Master above, strives to dissi-/-pate the clouds which darken </text:span><text:span text:style-name="T4">human</text:span><text:span text:style-name="T5"> men's intellects, and/ to make the world ready for the acceptance of luminous/ and soul-quickening truths. <text:s/>[Hebrew] "The Lord will/ fight for you" cried out Moses to allay our fathers'/ fears, and infuse the courage of </text:span><text:span text:style-name="T4">national</text:span><text:span text:style-name="T5"> a progressive resolve./ <text:s/>For as Isaiah expresses it, they were sent forth as witnesses/ of a saving God. <text:s/>[Hebrew]. <text:s/>But </text:span><text:span text:style-name="T4">Jewish</text:span><text:span text:style-name="T5"> the liberals in Judaism deny it, &amp; the prejudiced among </text:span><text:span text:style-name="T4">Am all classes of [?] progressives</text:span><text:span text:style-name="T5"> all shades of opinion, malign Judaism. <text:s/>In the name of truth: </text:span><text:span text:style-name="T4">But</text:span><text:span text:style-name="T5"> Is the Lord/ </text:span><text:span text:style-name="T4">in</text:span><text:span text:style-name="T5"> by whose </text:span><text:span text:style-name="T4">presence</text:span><text:span text:style-name="T5"> breathing the archprophet offered reassur-/-ance to the </text:span><text:span text:style-name="T4">[?]</text:span><text:span text:style-name="T5"> undying </text:span><text:span text:style-name="T4">our still ministering at the altar of faith</text:span><text:span text:style-name="T5"> people, a tribal God, who cares for none except his votaries, a Bel, a Dagon or a Cheurosh?/</text:span></text:p>
      <text:p text:style-name="P6"><text:span text:style-name="T5"/></text:p>
      <text:p text:style-name="P6"><text:span text:style-name="T5">[Page 4]</text:span></text:p>
      <text:p text:style-name="P6"><text:span text:style-name="T5">Well: In the vision of the burning bush that never consumed, a fitting type of Israel's perpetuity, the "I am" </text:span><text:span text:style-name="T4">He</text:span><text:span text:style-name="T5"> declared/ His eternity and immutability--sublime attributes/ but insufficient to draw all humanity to the/ footstool of His fatherhood. <text:s/>But when </text:span><text:span text:style-name="T4">inspired</text:span><text:span text:style-name="T5"> mes-/-sengers </text:span><text:span text:style-name="T4">proclaimed Him "the</text:span><text:span text:style-name="T5"> all aglow with </text:span><text:span text:style-name="T4">inspiration the fire of </text:span><text:span text:style-name="T5">inspiration the fire of inspiration ascended the height of </text:span><text:span text:style-name="T4">ascended the heights the Lord</text:span><text:span text:style-name="T5"> prophecy &amp; saw God enthroned </text:span><text:span text:style-name="T4">as on high</text:span><text:span text:style-name="T5"> as God of the world. <text:s/>[Hebrew]/ [Hebrew], not of one single people; </text:span><text:span text:style-name="T4">the</text:span><text:span text:style-name="T5"> as Ruler of/ the Universe, whose eyes watch nations; as He who/ judges </text:span><text:span text:style-name="T4">peoples</text:span><text:span text:style-name="T5"> all with equity, He who loves justice/ and cares for the stranger, then it became demon-/-strably </text:span><text:span text:style-name="T4">palpable</text:span><text:span text:style-name="T5"> manifest that Israel had been chosen as/ the repository of ideas </text:span><text:span text:style-name="T4">tending</text:span><text:span text:style-name="T5"> predestined to harmonize mankind and constitute it a family./ <text:s/>For in our law, our prophets and our hagiographa/ those enunciations are met, and ours is the par-/-donable pride of having </text:span><text:span text:style-name="T4">preserved those books</text:span><text:span text:style-name="T5"> jealously kept </text:span><text:soft-page-break/><text:span text:style-name="T5">such teachings for/ generations yet unborn. <text:s/>Nay: It was by the spirit/ of that all-embracing fatherhood that Moses avenged/ wrong and wrought deliverance [Hebrew]. <text:s/>"Thou/ shouldst know that the earth belongs to God" was </text:span><text:span text:style-name="T4">the</text:span><text:span text:style-name="T5"> his charge to/ Pharaoh. <text:s/>In the same spirit the Sages wrote that/ every moral step in advance made by Israel is God's triu-/-mph. <text:s/>[Hebrew]. <text:s/>But ene-/-mies of light have arisen. </text:span><text:span text:style-name="T4">at all times on our days</text:span><text:span text:style-name="T5">/</text:span></text:p>
      <text:p text:style-name="P6"><text:span text:style-name="T5"/></text:p>
      <text:p text:style-name="P6"><text:span text:style-name="T5">[Page 5]</text:span></text:p>
      <text:p text:style-name="P6"><text:span text:style-name="T5">Not unlike the Syphon of Egyptian mythology/ whose perogative it was to conquer by striking </text:span><text:span text:style-name="T4">in</text:span><text:span text:style-name="T5"> enemies forced into the/ dark, so have the Treitschkes and the Mars and/ the Ragozins and the Rohlings and the Drumonds and/ others of that ilk, joined impiously </text:span><text:span text:style-name="T4">hand</text:span><text:span text:style-name="T5"> to terrify/ us into the darkness of inactivity and then heap shame/ upon us as obscurantists; as haters of mankind. <text:s/>You all may re-/-member how a short time </text:span><text:span text:style-name="T4">since</text:span><text:span text:style-name="T5"> ago the infamous attempt/ was made by a would be Hebrew scholar of the gentile persuasion, to prove from/ our literature that the blood accusation, which has but/ too often turned our Passover bread into </text:span><text:span text:style-name="T4">an actual too</text:span><text:span text:style-name="T5"> real/ bread of affliction to prove I say that the accusation of our murdering a Christian in honor of [Hebrew] the feast of freedom receives strong support./ <text:s/>And when that atrocious imputation was irrefutably contradict-/-ed by Christians &amp; Jews. <text:s/>Cabbalistic books were ransacked and misquoted/ to prove true what is an unmitigated </text:span><text:span text:style-name="T4">rank</text:span><text:span text:style-name="T5"> malignant false-/-hood. <text:s/>Enemies of light! <text:s/>Why not cite the/ very prince of traditions? <text:s/>Even Rabbi Akiba, the mar-/-tyr, </text:span><text:span text:style-name="T4">who</text:span><text:span text:style-name="T5"> of our faith. <text:s/>He wrote [Hebrew] </text:span><text:span text:style-name="T6">Man</text:span><text:span text:style-name="T5"> -not alone Israel--"Man is beloved for he was created in/ the image of God", and mark it well: Akiba was a Hebrew of the/ Hebrews, he who to keep alive the last spark/ of Jewish patriotism is reported to have enlisted, </text:span><text:span text:style-name="T4">in</text:span><text:span text:style-name="T5"> at a far advanced age,/ in the ranks of Bar Cocheba, that he might </text:span><text:span text:style-name="T4">strike</text:span><text:span text:style-name="T5"> deal a/</text:span></text:p>
      <text:p text:style-name="P6"><text:span text:style-name="T5"/></text:p>
      <text:p text:style-name="P6"><text:span text:style-name="T5">[Page 6]</text:span></text:p>
      <text:p text:style-name="P6"><text:span text:style-name="T5">struggling blow at tyrannical Rome. <text:s/></text:span><text:span text:style-name="T4">When</text:span><text:span text:style-name="T5"> Can you cite one that fought for/ country and religion who has uttered a sentiment more/ grandly liberal than that Semite? <text:s/>But then/ we are not Aryans--whatever that epithet may/ mean to avowed believers </text:span><text:span text:style-name="T4">of</text:span><text:span text:style-name="T5"> in one Creator and hence </text:span><text:span text:style-name="T4">to</text:span><text:span text:style-name="T5"> in the unity/ of races. <text:s/>Say our antagonists: "The same </text:span><text:span text:style-name="T4">marked distinction</text:span><text:span text:style-name="T5"> broad line drawn in the/ days of Moses between Asia and Africa, exists now/ between Aryanism and Semitism, the former </text:span><text:span text:style-name="T4">means</text:span><text:span text:style-name="T5"> signifies ad-/-vancement, the latter retrogression." <text:s/>So the adversa-/-ries of the ancient faith preach and publish, and/ they point to certain distinguishing peculiarities as characteris-/-tical of our people's isolation. <text:s/>What are those singular manifestations of exclusiveness? <text:s/>Enter </text:span><text:span text:style-name="T4">their [?]</text:span><text:span text:style-name="T5">/ the homes of the most conservatives. <text:s/>What meets/ your eyes at the very door, ye accusers? <text:s/>A </text:span><text:span text:style-name="T6">Mezuzah</text:span><text:span text:style-name="T5">./ <text:s/>Is that an </text:span><text:span text:style-name="T4">distinguishing mark</text:span><text:span text:style-name="T5"> evidence of </text:span><text:span text:style-name="T4">exclusiveness</text:span><text:span text:style-name="T5"> tribalism, of/ ill-will against the outside world? <text:s/>"The Lord is one,/ you shall love the Lord with all your heart and soul and/ might". <text:s/>Is not that the identical lesson which the/ man of Nazareth you hold as the embodiment of divine/ perfection taught the </text:span><text:span text:style-name="T4">taunting</text:span><text:span text:style-name="T5"> inquisitively tempting </text:span><text:span text:style-name="T4">badgering</text:span><text:span text:style-name="T5"> lawyer who asked him/ about the greatest commandment? <text:s/>What have the/</text:span></text:p>
      <text:p text:style-name="P6"><text:span text:style-name="T5"/></text:p>
      <text:p text:style-name="P6"><text:span text:style-name="T5">[Page 7]</text:span></text:p>
      <text:p text:style-name="P6"><text:span text:style-name="T5">Rabbis added to it which impairs its beauty?/ <text:s/>Why, they declared that to cleave to God is to </text:span><text:span text:style-name="T4">stir</text:span><text:span text:style-name="T5">/ </text:span><text:span text:style-name="T4">oneself and go about doing good,</text:span><text:span text:style-name="T5"> sanctify our energies to the service of goodness; not to pray long and/ undergo privations, but to </text:span><text:span text:style-name="T4">sanctify existence by instilling</text:span><text:span text:style-name="T5"> copy/ the Most High in His acts of providential mercifulness,/ </text:span><text:span text:style-name="T4">ad</text:span><text:span text:style-name="T5"> and forgiveness, to model our conduct after that of/ Abraham </text:span><text:span text:style-name="T4">in cherishing kindness for all creatures and</text:span><text:span text:style-name="T5"> the friend of God, rearing altars--when the incense of beneficence ascends heavenward./ <text:s/>Or later, if you so prefer, the most orthodox synagogue</text:span><text:span text:style-name="T4">s</text:span><text:span text:style-name="T5">. <text:s/></text:span><text:span text:style-name="T4">What</text:span><text:span text:style-name="T5"> Will/ </text:span><text:span text:style-name="T4">will you have but</text:span><text:span text:style-name="T5"> the sounds of invectives &amp; imprecations offend your </text:span><text:span text:style-name="T4">[?]</text:span><text:span text:style-name="T5"> ears? <text:s/>Alas! that in some churches even/ in America the Jew is called "perfidious &amp; accursed" hence the case of a Jewish child used [?] to death by a Christian lad, before "good Friday". </text:span><text:span text:style-name="T4">will echo forth from the [?] of supplication</text:span><text:span text:style-name="T5"> "the Lord is nigh unto all that call/ upon Him, to all that call upon Him in truth," and </text:span><text:soft-page-break/><text:span text:style-name="T5">through the/ voice of supplicants will respond to this benediction out of/ the Rabbinical ritual "Hear, O Lord! hearest the prayer/ of every month." <text:s/>This same liturgical sentence was instanced by/ a Portuguese Sage </text:span><text:span text:style-name="T4">to a King</text:span><text:span text:style-name="T5"> to show the spirit of our creed at a period of history, when controversies between/ parish and Christian scholars </text:span><text:span text:style-name="T4">often took place, to</text:span><text:span text:style-name="T5"> were encouraged &amp; listened to by Kings./ </text:span><text:span text:style-name="T4">show the spirit of our creed.</text:span><text:span text:style-name="T5"> <text:s/>And the Talmudists in their/ figurative language, tell us that a house of Jewish/ prayer must </text:span><text:span text:style-name="T4">have</text:span><text:span text:style-name="T5"> be surrounded by windows, that is, the hen must pe-/-netrate; the sun, representing God's benefaction, re-/flected through all </text:span><text:span text:style-name="T4">His</text:span><text:span text:style-name="T5"> creatures Thy dwelling place, &amp; so according to all there the stranger calleth to you for" <text:s/>Do <text:s/>not smile/ at the legend of the same Talmudists, that when Egypt/ sunk into the bottomless sea and ministering angels/ broke forth into joyous songs, they were thus rebuked/</text:span></text:p>
      <text:p text:style-name="P6"><text:span text:style-name="T5"/></text:p>
      <text:p text:style-name="P6"><text:span text:style-name="T5">[Page 8]</text:span></text:p>
      <text:p text:style-name="P6"><text:span text:style-name="T5">"Creatures of my making are perishing away and/ you attune your voices to hymns?" <text:s/>I read in that pa-/-rable a sublime lesson of magnanimity. <text:s/>We shall/ leave to God the vindication of right, and deem it/ offensive to the Deity to be glad when our enemy/ falls. <text:s/>This idea is farther carried out by our/ olden preceptors in the regulation which shortens the/ recital of the </text:span><text:span text:style-name="T6">Hallel</text:span><text:span text:style-name="T5"> upon this seventh day of the Pass-/-over, whereas on all other Biblical festivals it is read/ in its entirety. <text:s/>And what object could the wise men/ who selected the prophetic portions for each occasion, have/ had in view in choosing for the conclusion of our present/ holidays the </text:span><text:span text:style-name="T4">splendid</text:span><text:span text:style-name="T5"> masterly oration of Isaiah, in which he/ depicts a reign of righteousness and peace, and of/ knowledge of God, filling the whole earth as the/ water which covers the sea? <text:s/>What, but to fasten on/ our minds the glorious doctrine of a final unity of/ all races, by the recognition of the fatherhood of God/ and the brotherhood of man--the interest aspirating of/ Jewish prophets? <text:s/>Barter not, I pray you, brethren,/ those glorious sentiments underlying your religion, for/</text:span></text:p>
      <text:p text:style-name="P6"><text:span text:style-name="T5"/></text:p>
      <text:p text:style-name="P6"><text:span text:style-name="T5">[Page 9]</text:span></text:p>
      <text:p text:style-name="P6"><text:span text:style-name="T5">the vapid liberation of the age. <text:s/>The Lord will/ fight for you, but only when you will not exchange/ Him for </text:span><text:span text:style-name="T4">the</text:span><text:span text:style-name="T5"> evanescent popularity, for the grati-/-fication of a prurient wish to be considered eman-/-cipated by the miscalled "free thinkers". <text:s/>"The Lord/ will reign for ever and ever," was the closing enun-/-ciation of the immortal song which echoed forth/ this day from shore to shore, and you daily pray/ for the establishment of that kingdom universally recognized./ <text:s/>[Hebrew]. <text:s/>Through you will the Almighty/ have a throne in every heart, for Isaiah wrote/ it: "I, the Lord have called thee in right-/-eousness and held thee strongly by the hand, and/ preserved thee, and made thee a covenant-people,/ a light of nations". <text:s/></text:span><text:span text:style-name="T4">The Lord shall</text:span><text:span text:style-name="T5">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4T11:12:58.19</meta:creation-date>
    <dc:date>2012-07-24T13:23:14.92</dc:date>
    <dc:creator>Penn Libraries</dc:creator>
    <meta:editing-duration>PT00H00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2293" meta:character-count="13937"/>
  </office:meta>
</office:document-meta>
</file>